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8cm"/>
    </style:style>
    <style:style style:name="co3" style:family="table-column">
      <style:table-column-properties fo:break-before="auto" style:column-width="3.274cm"/>
    </style:style>
    <style:style style:name="co4" style:family="table-column">
      <style:table-column-properties fo:break-before="auto" style:column-width="10.627cm"/>
    </style:style>
    <style:style style:name="co5" style:family="table-column">
      <style:table-column-properties fo:break-before="auto" style:column-width="6.881cm"/>
    </style:style>
    <style:style style:name="co6" style:family="table-column">
      <style:table-column-properties fo:break-before="auto" style:column-width="2.969cm"/>
    </style:style>
    <style:style style:name="co7" style:family="table-column">
      <style:table-column-properties fo:break-before="auto" style:column-width="4.44cm"/>
    </style:style>
    <style:style style:name="co8" style:family="table-column">
      <style:table-column-properties fo:break-before="auto" style:column-width="2.8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94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name-complex="Arial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TC No.</text:p>
          </table:table-cell>
          <table:table-cell table:style-name="ce2" office:value-type="string">
            <text:p>Preconditions</text:p>
          </table:table-cell>
          <table:table-cell table:style-name="ce2" office:value-type="string">
            <text:p>Scenario Name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Action</text:p>
          </table:table-cell>
          <table:table-cell table:style-name="ce2" office:value-type="string">
            <text:p>Test data</text:p>
          </table:table-cell>
          <table:table-cell table:style-name="ce2" office:value-type="string">
            <text:p>Expected Result</text:p>
          </table:table-cell>
          <table:table-cell table:style-name="ce2" office:value-type="string">
            <text:p>Actual Result</text:p>
          </table:table-cell>
          <table:table-cell table:style-name="ce2" office:value-type="string">
            <text:p>Status</text:p>
          </table:table-cell>
        </table:table-row>
        <table:table-row table:style-name="ro2">
          <table:table-cell office:value-type="string">
            <text:p>TC_001</text:p>
          </table:table-cell>
          <table:table-cell office:value-type="string">
            <text:p>select the issue</text:p>
          </table:table-cell>
          <table:table-cell office:value-type="string">
            <text:p>select</text:p>
          </table:table-cell>
          <table:table-cell office:value-type="string">
            <text:p>This field must be fill out with the issue select from dropdown box</text:p>
          </table:table-cell>
          <table:table-cell office:value-type="string">
            <text:p>1.select the issue</text:p>
          </table:table-cell>
          <table:table-cell/>
          <table:table-cell office:value-type="string">
            <text:p>field filled with an <text:s/>issu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2.select from dropdown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TC_002</text:p>
          </table:table-cell>
          <table:table-cell office:value-type="string">
            <text:p>dd/mm/yy</text:p>
          </table:table-cell>
          <table:table-cell office:value-type="string">
            <text:p>select</text:p>
          </table:table-cell>
          <table:table-cell office:value-type="string">
            <text:p>The format should be like dd/mm/yy</text:p>
          </table:table-cell>
          <table:table-cell office:value-type="string">
            <text:p>1.must be filled out</text:p>
          </table:table-cell>
          <table:table-cell office:value-type="string">
            <text:p>valid format</text:p>
          </table:table-cell>
          <table:table-cell office:value-type="string">
            <text:p>dd/mm/yy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2.in the specified format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TC_003</text:p>
          </table:table-cell>
          <table:table-cell office:value-type="string">
            <text:p>submit</text:p>
          </table:table-cell>
          <table:table-cell office:value-type="string">
            <text:p>select</text:p>
          </table:table-cell>
          <table:table-cell/>
          <table:table-cell office:value-type="string">
            <text:p>1.on submit it goes to report manager</text:p>
          </table:table-cell>
          <table:table-cell/>
          <table:table-cell office:value-type="string">
            <text:p>redirect <text:s/>report manager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TC_004</text:p>
          </table:table-cell>
          <table:table-cell office:value-type="string">
            <text:p>view report</text:p>
          </table:table-cell>
          <table:table-cell office:value-type="string">
            <text:p>select</text:p>
          </table:table-cell>
          <table:table-cell office:value-type="string">
            <text:p>This fiels is used to view the report</text:p>
          </table:table-cell>
          <table:table-cell office:value-type="string">
            <text:p>1.to view the report</text:p>
          </table:table-cell>
          <table:table-cell/>
          <table:table-cell office:value-type="string">
            <text:p>report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TC_005</text:p>
          </table:table-cell>
          <table:table-cell office:value-type="string">
            <text:p>clear</text:p>
          </table:table-cell>
          <table:table-cell office:value-type="string">
            <text:p>select</text:p>
          </table:table-cell>
          <table:table-cell office:value-type="string">
            <text:p>It clears all the data</text:p>
          </table:table-cell>
          <table:table-cell office:value-type="string">
            <text:p>1.clears the data</text:p>
          </table:table-cell>
          <table:table-cell office:value-type="string">
            <text:p>1.working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2.not working</text:p>
          </table:table-cell>
          <table:table-cell office:value-type="string">
            <text:p>clear the data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08">08/12/2021</text:date>, <text:time>13:52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ela sai sireesha</meta:initial-creator>
    <meta:creation-date>2021-12-08T13:09:25.82</meta:creation-date>
    <dc:date>2021-12-08T13:52:21.40</dc:date>
    <dc:creator>leela sai sireesha</dc:creator>
    <meta:editing-duration>PT27M45S</meta:editing-duration>
    <meta:editing-cycles>1</meta:editing-cycles>
    <meta:document-statistic meta:table-count="3" meta:cell-count="43" meta:object-count="0"/>
    <meta:generator>OpenOffice/4.1.8$Win32 OpenOffice.org_project/418m3$Build-9803</meta:generator>
  </office:meta>
</office:document-meta>
</file>